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office:automatic-styles>
  <office:body>
    <office:spreadsheet>
      <table:table table:name="udacity-1"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dacity-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dacity-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0.424242424242424">
            <text:p>42%</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0.272727272727273">
            <text:p>27%</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808080808080808">
            <text:p>81%</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0.424242424242424">
            <text:p>42%</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30">06/30/2018</text:date>, <text:time>01:09: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6-30T01:09:12.34</dc:date>
    <dc:creator>Keith D Commiskey</dc:creator>
    <meta:editing-duration>P2DT18H15M46S</meta:editing-duration>
    <meta:editing-cycles>40</meta:editing-cycles>
    <meta:generator>OpenOffice/4.1.5$Win32 OpenOffice.org_project/415m1$Build-9789</meta:generator>
    <meta:document-statistic meta:table-count="3" meta:cell-count="514" meta:object-count="0"/>
  </office:meta>
</office:document-meta>
</file>